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ckgroundRequest.getCookie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ckgroundRequest.ge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ackgroundRequest.getRemoteAdd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ackgroundRequest.getCocoonCook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ackgroundRequest.getCocoonCookie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ckgroundRequest.getParameterValues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ackgroundRequest.getLoca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ckgroundRequest.getSitemap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ckgroundRequest.getCocoonSession( boolean cre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ckgroundRequest.getProtoc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mptyEnumeration.EmptyEnume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ackgroundRequest.isRequestedSessionIdFrom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ckgroundRequest.getAttribut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ckgroundRequest.getRequestURI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ackgroundRequest.BackgroundRequest( Environment env , String contextPath , String servletPath , String pathInfo , Map attributes , Map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ckgroundRequest.getParameter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ackgroundRequest.isRequestedSessionId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ckgroundRequest.isSec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ackgroundRequest.getAuth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ackgroundRequest.isUserInRole( String ro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ackgroundRequest.get(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ackgroundRequest.get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ckgroundRequest.get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tyEnumeration.hasMore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ckgroundRequest.getCook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ackgroundRequest.remove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ckgroundRequest.setAttribute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ckgroundRequest.getQuery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ackgroundRequest.getRequestedSession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ckgroundRequest.isRequestedSessionIdFromCooki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ckgroundRequest.setLocalAttribute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ckgroundRequest.getCocoon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ckgroundRequest.getParameter(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BackgroundRequest.getContex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ackgroundRequest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mptyEnumeration.nex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ckgroundRequest.getHeaders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ckgroundRequest.getDateHead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ckgroundRequest.getLocal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ckgroundRequest.searchAttribut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ackgroundRequest.getHeaderNam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ackgroundRequest.getLocalAttribut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ckgroundRequest.getPathTransl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ackgroundRequest.getPath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ackgroundRequest.getServl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ackgroundRequest.removeLocal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ckgroundRequest.getSche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ackgroundRequest.BackgroundRequest( Environment env , String contextPath , String servletPath , String pathInfo , Map attributes , Map parameters , Map head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ackgroundRequest.getReques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ackgroundRequest.getRemote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ackgroundRequest.getRemote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ackgroundRequest.get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ackgroundRequest.getCharacter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ackgroundRequest.getSitemapURI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ckgroundRequest.setCharacterEncoding( java . lang . String en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ackgroundRequest.getSitemap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ckgroundRequest.getServer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ackgroundRequest.getIntHeader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ckgroundRequest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ckgroundRequest.getSession( boolean cre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ckgroundRequest.getParameterNam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ckgroundRequest.getHeader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ckgroundRequest.getServ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ackgroundRequest.getUserPrincip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ackgroundRequest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ackgroundRequest.BackgroundRequest( Environment env , String contextPath , String servletPath , String path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ckgroundRequest.BackgroundRequest( Environment env , String contextPath , String servletPath , String pathInfo , Map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